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7000000228A690EA81A801116.png" manifest:media-type="image/png"/>
  <manifest:file-entry manifest:full-path="Pictures/10000000000000C90000002825B7938EA4D16E3B.png" manifest:media-type="image/png"/>
  <manifest:file-entry manifest:full-path="Pictures/10000000000000C20000002929FF726D588190A2.png" manifest:media-type="image/png"/>
  <manifest:file-entry manifest:full-path="Pictures/10000000000000E7000000279E5B22C605D6BF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paragraph-properties fo:margin-left="4.8236in" fo:margin-right="0in" fo:text-indent="0in" style:auto-text-indent="false"/>
    </style:style>
    <style:style style:name="P4" style:family="paragraph" style:parent-style-name="Standard">
      <style:paragraph-properties fo:margin-top="0.1665in" fo:margin-bottom="0in" style:contextual-spacing="false" fo:orphans="2" fo:widows="2"/>
    </style:style>
    <style:style style:name="P5" style:family="paragraph" style:parent-style-name="Standard">
      <style:paragraph-properties fo:orphans="2" fo:widows="2"/>
    </style:style>
    <style:style style:name="P6" style:family="paragraph" style:parent-style-name="Standard">
      <style:paragraph-properties fo:orphans="2" fo:widows="2">
        <style:tab-stops>
          <style:tab-stop style:position="2.9535in"/>
        </style:tab-stops>
      </style:paragraph-properties>
    </style:style>
    <style:style style:name="P7" style:family="paragraph" style:parent-style-name="Standard">
      <style:paragraph-properties fo:orphans="2" fo:widows="2"/>
      <style:text-properties fo:color="#000000" loext:opacity="100%" style:font-name="Consolas" fo:font-size="9.5pt" fo:language="en" fo:country="US" style:font-name-asian="Calibri1" style:font-size-asian="9.5pt" style:language-asian="en" style:country-asian="US" style:font-name-complex="Consolas1" style:font-size-complex="9.5pt"/>
    </style:style>
    <style:style style:name="P8" style:family="paragraph" style:parent-style-name="Standard">
      <style:paragraph-properties fo:orphans="2" fo:widows="2"/>
      <style:text-properties fo:color="#000000" loext:opacity="100%" style:font-name="Consolas" fo:font-size="9.5pt" style:font-name-asian="Calibri1" style:font-size-asian="9.5pt" style:language-asian="en" style:country-asian="US" style:font-name-complex="Consolas1" style:font-size-complex="9.5pt"/>
    </style:style>
    <style:style style:name="P9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10" style:family="paragraph" style:parent-style-name="Standard">
      <style:paragraph-properties fo:text-align="center" style:justify-single-word="false" fo:orphans="2" fo:widows="2"/>
      <style:text-properties fo:font-size="13pt" style:font-size-asian="13pt" style:font-size-complex="13pt"/>
    </style:style>
    <style:style style:name="P11" style:family="paragraph" style:parent-style-name="Standard">
      <style:paragraph-properties fo:text-align="center" style:justify-single-word="false" fo:orphans="2" fo:widows="2" fo:break-before="page"/>
      <style:text-properties fo:font-size="13pt" style:font-size-asian="13pt" style:font-size-complex="13pt"/>
    </style:style>
    <style:style style:name="P12" style:family="paragraph" style:parent-style-name="Standard">
      <style:paragraph-properties fo:margin-left="4.8236in" fo:margin-right="0in" fo:text-indent="0in" style:auto-text-indent="false"/>
      <style:text-properties fo:font-size="13pt" style:font-size-asian="13pt" style:font-size-complex="13pt"/>
    </style:style>
    <style:style style:name="P13" style:family="paragraph" style:parent-style-name="Standard">
      <style:paragraph-properties fo:margin-left="4.8236in" fo:margin-right="0in" fo:text-indent="0in" style:auto-text-indent="false"/>
      <style:text-properties fo:font-size="13pt" officeooo:rsid="0016c3c3" officeooo:paragraph-rsid="0016c3c3" style:font-size-asian="13pt" style:font-size-complex="13pt"/>
    </style:style>
    <style:style style:name="P14" style:family="paragraph" style:parent-style-name="Standard">
      <style:paragraph-properties fo:margin-left="4.8236in" fo:margin-right="0in" fo:text-indent="0in" style:auto-text-indent="false"/>
      <style:text-properties fo:font-size="13pt" officeooo:rsid="001835a5" officeooo:paragraph-rsid="001835a5" style:font-size-asian="13pt" style:font-size-complex="13pt"/>
    </style:style>
    <style:style style:name="P15" style:family="paragraph" style:parent-style-name="Standard">
      <style:paragraph-properties fo:margin-top="0.1665in" fo:margin-bottom="0in" style:contextual-spacing="false" fo:orphans="2" fo:widows="2"/>
      <style:text-properties fo:font-size="13pt" fo:font-weight="bold" style:font-size-asian="13pt" style:font-weight-asian="bold" style:font-size-complex="13pt"/>
    </style:style>
    <style:style style:name="P16" style:family="paragraph" style:parent-style-name="Standard">
      <style:paragraph-properties fo:orphans="2" fo:widows="2"/>
      <style:text-properties fo:color="#000000" loext:opacity="100%" style:font-name="Consolas" fo:font-size="9.5pt" fo:language="en" fo:country="US" style:font-name-asian="Calibri1" style:font-size-asian="9.5pt" style:language-asian="en" style:country-asian="US" style:font-name-complex="Consolas1" style:font-size-complex="9.5pt"/>
    </style:style>
    <style:style style:name="P17" style:family="paragraph" style:parent-style-name="Standard">
      <style:paragraph-properties fo:orphans="2" fo:widows="2"/>
      <style:text-properties fo:color="#000000" loext:opacity="100%" style:font-name="Consolas" fo:font-size="9.5pt" style:font-name-asian="Calibri1" style:font-size-asian="9.5pt" style:language-asian="en" style:country-asian="US" style:font-name-complex="Consolas1" style:font-size-complex="9.5pt"/>
    </style:style>
    <style:style style:name="P18" style:family="paragraph" style:parent-style-name="Standard">
      <style:paragraph-properties fo:margin-top="0.1665in" fo:margin-bottom="0in" style:contextual-spacing="false" fo:orphans="2" fo:widows="2"/>
      <style:text-properties fo:color="#000000" loext:opacity="100%" style:font-name="Consolas" fo:font-size="9.5pt" style:font-name-asian="Calibri1" style:font-size-asian="9.5pt" style:language-asian="en" style:country-asian="US" style:font-name-complex="Consolas1" style:font-size-complex="9.5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16c3c3" style:font-size-asian="13pt" style:font-size-complex="13pt"/>
    </style:style>
    <style:style style:name="T3" style:family="text">
      <style:text-properties fo:font-size="13pt" fo:font-weight="bold" style:font-size-asian="13pt" style:font-weight-asian="bold" style:font-size-complex="13pt"/>
    </style:style>
    <style:style style:name="T4" style:family="text">
      <style:text-properties fo:font-size="13pt" fo:language="en" fo:country="US" style:font-size-asian="13pt" style:font-size-complex="13pt"/>
    </style:style>
    <style:style style:name="T5" style:family="text">
      <style:text-properties fo:color="#808080" loext:opacity="100%" style:font-name="Consolas" fo:font-size="9.5pt" fo:language="en" fo:country="US" style:font-name-asian="Calibri1" style:font-size-asian="9.5pt" style:language-asian="en" style:country-asian="US" style:font-name-complex="Consolas1" style:font-size-complex="9.5pt"/>
    </style:style>
    <style:style style:name="T6" style:family="text">
      <style:text-properties fo:color="#000000" loext:opacity="100%" style:font-name="Consolas" fo:font-size="9.5pt" fo:language="en" fo:country="US" style:font-name-asian="Calibri1" style:font-size-asian="9.5pt" style:language-asian="en" style:country-asian="US" style:font-name-complex="Consolas1" style:font-size-complex="9.5pt"/>
    </style:style>
    <style:style style:name="T7" style:family="text">
      <style:text-properties fo:color="#000000" loext:opacity="100%" style:font-name="Consolas" fo:font-size="9.5pt" style:font-name-asian="Calibri1" style:font-size-asian="9.5pt" style:language-asian="en" style:country-asian="US" style:font-name-complex="Consolas1" style:font-size-complex="9.5pt"/>
    </style:style>
    <style:style style:name="T8" style:family="text">
      <style:text-properties fo:color="#000000" loext:opacity="100%" fo:font-size="13pt" fo:font-weight="bold" style:font-name-asian="Calibri1" style:font-size-asian="13pt" style:language-asian="en" style:country-asian="US" style:font-weight-asian="bold" style:font-size-complex="13pt"/>
    </style:style>
    <style:style style:name="T9" style:family="text">
      <style:text-properties fo:color="#000000" loext:opacity="100%" fo:font-size="13pt" fo:language="en" fo:country="US" fo:font-weight="bold" style:font-name-asian="Calibri1" style:font-size-asian="13pt" style:language-asian="en" style:country-asian="US" style:font-weight-asian="bold" style:font-size-complex="13pt"/>
    </style:style>
    <style:style style:name="T10" style:family="text">
      <style:text-properties fo:color="#a31515" loext:opacity="100%" style:font-name="Consolas" fo:font-size="9.5pt" fo:language="en" fo:country="US" style:font-name-asian="Calibri1" style:font-size-asian="9.5pt" style:language-asian="en" style:country-asian="US" style:font-name-complex="Consolas1" style:font-size-complex="9.5pt"/>
    </style:style>
    <style:style style:name="T11" style:family="text">
      <style:text-properties fo:color="#0000ff" loext:opacity="100%" style:font-name="Consolas" fo:font-size="9.5pt" fo:language="en" fo:country="US" style:font-name-asian="Calibri1" style:font-size-asian="9.5pt" style:language-asian="en" style:country-asian="US" style:font-name-complex="Consolas1" style:font-size-complex="9.5pt"/>
    </style:style>
    <style:style style:name="T12" style:family="text">
      <style:text-properties fo:color="#008000" loext:opacity="100%" style:font-name="Consolas" fo:font-size="9.5pt" style:font-name-asian="Calibri1" style:font-size-asian="9.5pt" style:language-asian="en" style:country-asian="US" style:font-name-complex="Consolas1" style:font-size-complex="9.5pt"/>
    </style:style>
    <style:style style:name="T13" style:family="text">
      <style:text-properties fo:color="#008000" loext:opacity="100%" style:font-name="Consolas" fo:font-size="9.5pt" fo:language="en" fo:country="US" style:font-name-asian="Calibri1" style:font-size-asian="9.5pt" style:language-asian="en" style:country-asian="US" style:font-name-complex="Consolas1" style:font-size-complex="9.5pt"/>
    </style:style>
    <style:style style:name="T14" style:family="text">
      <style:text-properties fo:color="#008080" loext:opacity="100%" style:font-name="Consolas" fo:font-size="9.5pt" fo:language="en" fo:country="US" style:font-name-asian="Calibri1" style:font-size-asian="9.5pt" style:language-asian="en" style:country-asian="US" style:font-name-complex="Consolas1" style:font-size-complex="9.5pt"/>
    </style:style>
    <style:style style:name="T15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Республики Беларусь</text:p>
      <text:p text:style-name="P1">Учреждение образования</text:p>
      <text:p text:style-name="P1">«Брестский государственный технический университет»</text:p>
      <text:p text:style-name="P1">Кафедра ИИТ</text:p>
      <text:p text:style-name="P1"/>
      <text:p text:style-name="P1"/>
      <text:p text:style-name="P1"/>
      <text:p text:style-name="P1"/>
      <text:p text:style-name="P2"/>
      <text:p text:style-name="P2"/>
      <text:p text:style-name="P1"/>
      <text:p text:style-name="P1"/>
      <text:p text:style-name="P2"/>
      <text:p text:style-name="P2"/>
      <text:p text:style-name="P1"/>
      <text:p text:style-name="P1"/>
      <text:p text:style-name="P1"/>
      <text:p text:style-name="P1">Лабораторная работа №1</text:p>
      <text:p text:style-name="P1">за 4 семестр</text:p>
      <text:p text:style-name="P1">По дисциплине: «КСиС»</text:p>
      <text:p text:style-name="P10">Тема: «Ассемблерные вставки»</text:p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Выполнил:</text:p>
      <text:p text:style-name="P12">Студент 2 курса</text:p>
      <text:p text:style-name="P3"><text:span text:style-name="T1">Группы ПО-</text:span><text:span text:style-name="T2">6</text:span><text:span text:style-name="T1">(2)</text:span></text:p>
      <text:p text:style-name="P14">Данилюк Д. Б. </text:p>
      <text:p text:style-name="P12">Проверил:</text:p>
      <text:p text:style-name="P13">Бойко Д. О.</text:p>
      <text:p text:style-name="P1"/>
      <text:p text:style-name="P1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022, Брест</text:p>
      <text:p text:style-name="P11">Лабораторная работа №1</text:p>
      <text:p text:style-name="P10">Ассемблерные вставки</text:p>
      <text:p text:style-name="P4"><text:span text:style-name="T3">Цель работы: </text:span><text:span text:style-name="T1">изучить работу с ассемблерными вставками.</text:span></text:p>
      <text:p text:style-name="P4"><text:span text:style-name="T3">Задание: </text:span><text:span text:style-name="T1">Перевернуть строку.</text:span></text:p>
      <text:p text:style-name="P15">Код программы:</text:p>
      <text:p text:style-name="P5"><text:span text:style-name="T5">#include</text:span><text:span text:style-name="T6"> </text:span><text:span text:style-name="T10">&lt;iostream&gt;</text:span></text:p>
      <text:p text:style-name="P5"><text:span text:style-name="T5">#include</text:span><text:span text:style-name="T6"> </text:span><text:span text:style-name="T10">&lt;ctime&gt;</text:span></text:p>
      <text:p text:style-name="P6"><text:span text:style-name="T11">using</text:span><text:span text:style-name="T6"> </text:span><text:span text:style-name="T11">namespace</text:span><text:span text:style-name="T6"> std;</text:span></text:p>
      <text:p text:style-name="P7"/>
      <text:p text:style-name="P7"/>
      <text:p text:style-name="P5"><text:span text:style-name="T11">void</text:span><text:span text:style-name="T6"> reverse_asm() {</text:span></text:p>
      <text:p text:style-name="P5"><text:span text:style-name="T6"><text:tab/></text:span><text:span text:style-name="T11">char</text:span><text:span text:style-name="T6"> str[] = </text:span><text:span text:style-name="T10">"relbmessa dlrow eht dnuorA"</text:span><text:span text:style-name="T6">;</text:span></text:p>
      <text:p text:style-name="P5"><text:span text:style-name="T6"><text:tab/></text:span><text:span text:style-name="T11">int</text:span><text:span text:style-name="T6"> lenS = strlen(str);</text:span></text:p>
      <text:p text:style-name="P5"><text:span text:style-name="T6"><text:tab/></text:span><text:span text:style-name="T11">__asm</text:span></text:p>
      <text:p text:style-name="P7"><text:tab/>{</text:p>
      <text:p text:style-name="P5"><text:span text:style-name="T6"><text:tab/><text:tab/></text:span><text:span text:style-name="T7">mov edx, lenS; </text:span><text:span text:style-name="T12">//заносим длину строки в edx</text:span></text:p>
      <text:p text:style-name="P5"><text:span text:style-name="T7"><text:tab/><text:tab/>lea eax, str; <text:s/></text:span><text:span text:style-name="T12">//заносим адрес начала строки в буферный регистр eax</text:span></text:p>
      <text:p text:style-name="P5"><text:span text:style-name="T7"><text:tab/><text:tab/>mov esi, eax; <text:s/></text:span><text:span text:style-name="T12">//заносим адрес начала строки из eax в esi</text:span></text:p>
      <text:p text:style-name="P5"><text:span text:style-name="T7"><text:tab/><text:tab/>add eax, edx; <text:s/></text:span><text:span text:style-name="T12">//путем добавления размера строки к адресу начала строки заносим в eax адрес конца последнего элемента</text:span></text:p>
      <text:p text:style-name="P5"><text:span text:style-name="T7"><text:tab/><text:tab/>dec eax; <text:s text:c="6"/></text:span><text:span text:style-name="T12">//уменьшаем на 1, чтобы указывало на начало последнего элемента</text:span></text:p>
      <text:p text:style-name="P5"><text:span text:style-name="T7"><text:tab/><text:tab/>mov edi, eax; <text:s/></text:span><text:span text:style-name="T12">//заносим адрес начала последнего элемента в edi</text:span></text:p>
      <text:p text:style-name="P5"><text:span text:style-name="T7"><text:tab/><text:tab/>shr edx, 1; <text:s text:c="3"/></text:span><text:span text:style-name="T12">//логический сдвиг кол-ва эл-тов вправо на 1, чтобы получить середину</text:span></text:p>
      <text:p text:style-name="P5"><text:span text:style-name="T7"><text:tab/><text:tab/>mov ecx, edx; <text:s/></text:span><text:span text:style-name="T12">//заносим середину в e</text:span><text:span text:style-name="T13">c</text:span><text:bookmark text:name="_GoBack"/><text:span text:style-name="T12">x(для цикла)</text:span></text:p>
      <text:p text:style-name="P8"/>
      <text:p text:style-name="P8"><text:tab/>reverse_:</text:p>
      <text:p text:style-name="P5"><text:span text:style-name="T7"><text:tab/><text:tab/>mov al, [esi] <text:s/></text:span><text:span text:style-name="T12">//заносим в al значение по текущему значению esi</text:span></text:p>
      <text:p text:style-name="P5"><text:span text:style-name="T7"><text:tab/><text:tab/>mov ah, [edi] <text:s/></text:span><text:span text:style-name="T12">//заносим в ah значение по текущему значению esi</text:span></text:p>
      <text:p text:style-name="P5"><text:span text:style-name="T7"><text:tab/><text:tab/>mov[edi], al <text:s text:c="2"/></text:span><text:span text:style-name="T12">//обмениваем крайние элементы</text:span></text:p>
      <text:p text:style-name="P5"><text:span text:style-name="T7"><text:tab/><text:tab/>mov[esi], ah <text:s text:c="2"/></text:span><text:span text:style-name="T12">//<text:tab/><text:tab/><text:tab/></text:span></text:p>
      <text:p text:style-name="P5"><text:span text:style-name="T7"><text:tab/><text:tab/>inc esi <text:s text:c="7"/></text:span><text:span text:style-name="T12">//сдвигаем левую границу</text:span></text:p>
      <text:p text:style-name="P5"><text:span text:style-name="T7"><text:tab/><text:tab/>dec edi <text:s text:c="7"/></text:span><text:span text:style-name="T12">//сдвигаем правую границу</text:span></text:p>
      <text:p text:style-name="P8"><text:tab/><text:tab/>loop reverse_</text:p>
      <text:p text:style-name="P8"><text:tab/>}</text:p>
      <text:p text:style-name="P8"><text:tab/></text:p>
      <text:p text:style-name="P8">}</text:p>
      <text:p text:style-name="P8"/>
      <text:p text:style-name="P5"><text:span text:style-name="T11">void</text:span><text:span text:style-name="T6"> reverse_cpp() {</text:span></text:p>
      <text:p text:style-name="P5"><text:span text:style-name="T6"><text:tab/></text:span><text:span text:style-name="T11">char</text:span><text:span text:style-name="T6"> str[] = </text:span><text:span text:style-name="T10">"ppc dlrow eht dnuorA"</text:span><text:span text:style-name="T6">;</text:span></text:p>
      <text:p text:style-name="P5"><text:span text:style-name="T6"><text:tab/></text:span><text:span text:style-name="T11">int</text:span><text:span text:style-name="T6"> lenS = strlen(str);</text:span></text:p>
      <text:p text:style-name="P5"><text:span text:style-name="T6"><text:tab/></text:span><text:span text:style-name="T11">char</text:span><text:span text:style-name="T6"> buf;</text:span></text:p>
      <text:p text:style-name="P5"><text:span text:style-name="T6"><text:tab/></text:span><text:span text:style-name="T11">for</text:span><text:span text:style-name="T6"> (</text:span><text:span text:style-name="T11">int</text:span><text:span text:style-name="T6"> i = 0; i &lt; lenS / 2; i++)</text:span></text:p>
      <text:p text:style-name="P7"><text:tab/>{</text:p>
      <text:p text:style-name="P7"><text:tab/><text:tab/>buf = str[i];</text:p>
      <text:p text:style-name="P7"><text:tab/><text:tab/>str[i] = str[lenS - 1 - i];</text:p>
      <text:p text:style-name="P7"><text:tab/><text:tab/>str[lenS - 1 - i] = buf;</text:p>
      <text:p text:style-name="P7"><text:tab/>}</text:p>
      <text:p text:style-name="P7"><text:tab/></text:p>
      <text:p text:style-name="P7">}</text:p>
      <text:p text:style-name="P7"/>
      <text:p text:style-name="P5"><text:span text:style-name="T11">int</text:span><text:span text:style-name="T6"> main() {</text:span></text:p>
      <text:p text:style-name="P5"><text:span text:style-name="T6"><text:tab/></text:span><text:span text:style-name="T11">unsigned</text:span><text:span text:style-name="T6"> </text:span><text:span text:style-name="T11">int</text:span><text:span text:style-name="T6"> start_time = clock();</text:span></text:p>
      <text:p text:style-name="P5"><text:span text:style-name="T6"><text:tab/></text:span><text:span text:style-name="T11">for</text:span><text:span text:style-name="T6"> (</text:span><text:span text:style-name="T11">int</text:span><text:span text:style-name="T6"> i = 0; i &lt; 1000000; i++) {</text:span></text:p>
      <text:p text:style-name="P7"><text:tab/><text:tab/>reverse_asm();</text:p>
      <text:p text:style-name="P7"><text:tab/>}</text:p>
      <text:p text:style-name="P5"><text:soft-page-break/><text:span text:style-name="T6"><text:tab/>cout </text:span><text:span text:style-name="T14">&lt;&lt;</text:span><text:span text:style-name="T6"> </text:span><text:span text:style-name="T10">" 1 million loops: "</text:span><text:span text:style-name="T6"> </text:span><text:span text:style-name="T14">&lt;&lt;</text:span><text:span text:style-name="T6"> clock() - start_time </text:span><text:span text:style-name="T14">&lt;&lt;</text:span><text:span text:style-name="T6"> </text:span><text:span text:style-name="T10">" ms\n"</text:span><text:span text:style-name="T6">;</text:span></text:p>
      <text:p text:style-name="P7"/>
      <text:p text:style-name="P7"><text:tab/>start_time = clock();</text:p>
      <text:p text:style-name="P5"><text:span text:style-name="T6"><text:tab/></text:span><text:span text:style-name="T11">for</text:span><text:span text:style-name="T6"> (</text:span><text:span text:style-name="T11">int</text:span><text:span text:style-name="T6"> i = 0; i &lt; 1000000; i++) {</text:span></text:p>
      <text:p text:style-name="P7"><text:tab/><text:tab/>reverse_cpp();</text:p>
      <text:p text:style-name="P7"><text:tab/>}</text:p>
      <text:p text:style-name="P5"><text:span text:style-name="T6"><text:tab/>cout </text:span><text:span text:style-name="T14">&lt;&lt;</text:span><text:span text:style-name="T6"> </text:span><text:span text:style-name="T10">" 1 million loops: "</text:span><text:span text:style-name="T6"> </text:span><text:span text:style-name="T14">&lt;&lt;</text:span><text:span text:style-name="T6"> clock() - start_time </text:span><text:span text:style-name="T14">&lt;&lt;</text:span><text:span text:style-name="T6"> </text:span><text:span text:style-name="T10">" ms\n"</text:span><text:span text:style-name="T6">;</text:span></text:p>
      <text:p text:style-name="P18">}</text:p>
      <text:p text:style-name="P4"><text:span text:style-name="T8">Результат работы программы</text:span><text:span text:style-name="T9">:</text:span></text:p>
      <text:p text:style-name="P4"><draw:frame draw:style-name="fr1" draw:name="Рисунок 6" text:anchor-type="as-char" svg:width="2.4063in" svg:height="0.4063in" draw:z-index="0"><draw:image xlink:href="Pictures/10000000000000E7000000279E5B22C605D6BF30.png" xlink:type="simple" xlink:show="embed" xlink:actuate="onLoad" draw:mime-type="image/png"/></draw:frame></text:p>
      <text:p text:style-name="P4"><text:span text:style-name="T8">Замеры времени работы(1-я строка – </text:span><text:span text:style-name="T9">asm</text:span><text:span text:style-name="T8">, 2-я – </text:span><text:span text:style-name="T9">c</text:span><text:span text:style-name="T8">++):</text:span></text:p>
      <text:p text:style-name="P4"><draw:frame draw:style-name="fr1" draw:name="Рисунок 1" text:anchor-type="as-char" svg:width="2.0209in" svg:height="0.4272in" draw:z-index="1"><draw:image xlink:href="Pictures/10000000000000C20000002929FF726D588190A2.png" xlink:type="simple" xlink:show="embed" xlink:actuate="onLoad" draw:mime-type="image/png"/></draw:frame><text:s/><draw:frame draw:style-name="fr1" draw:name="Рисунок 2" text:anchor-type="as-char" svg:width="2.0937in" svg:height="0.4165in" draw:z-index="2"><draw:image xlink:href="Pictures/10000000000000C90000002825B7938EA4D16E3B.png" xlink:type="simple" xlink:show="embed" xlink:actuate="onLoad" draw:mime-type="image/png"/></draw:frame><text:s/><draw:frame draw:style-name="fr1" draw:name="Рисунок 3" text:anchor-type="as-char" svg:width="2.0728in" svg:height="0.3543in" draw:z-index="3"><draw:image xlink:href="Pictures/10000000000000C7000000228A690EA81A801116.png" xlink:type="simple" xlink:show="embed" xlink:actuate="onLoad" draw:mime-type="image/png"/></draw:frame></text:p>
      <text:p text:style-name="P4"><text:span text:style-name="T1">В среднем чистый </text:span><text:span text:style-name="T4">c</text:span><text:span text:style-name="T1">++ код работает быстрее, чем ассемблерная вставка. Возможно, причина этого в сложности и большой времязатратности вставки ассемблерной вставки непосредственно в объектный код.</text:span></text:p>
      <text:p text:style-name="P4"><text:span text:style-name="T15">Вывод: </text:span><text:span text:style-name="T1">изучил работу с ассемблерной вставкой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weight="normal" style:font-weight-asian="normal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1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Рената ッ</meta:initial-creator>
    <meta:editing-cycles>8</meta:editing-cycles>
    <meta:creation-date>2022-03-15T12:49:00</meta:creation-date>
    <dc:date>2022-06-01T12:48:50.684775758</dc:date>
    <meta:editing-duration>PT2H9M9S</meta:editing-duration>
    <meta:generator>LibreOffice/7.3.3.2$Linux_X86_64 LibreOffice_project/30$Build-2</meta:generator>
    <meta:document-statistic meta:table-count="0" meta:image-count="4" meta:object-count="0" meta:page-count="3" meta:paragraph-count="77" meta:word-count="366" meta:character-count="2295" meta:non-whitespace-character-count="1898"/>
    <meta:user-defined meta:name="AppVersion">16.0000</meta:user-defined>
    <meta:template xlink:type="simple" xlink:actuate="onRequest" xlink:title="Normal" xlink:href=""/>
  </office:meta>
</office:document-meta>
</file>